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485cm" fo:margin-left="0.289cm" fo:margin-right="0.226cm" table:align="margins"/>
    </style:style>
    <style:style style:name="表格1.A" style:family="table-column">
      <style:table-column-properties style:column-width="0.982cm" style:rel-column-width="557*"/>
    </style:style>
    <style:style style:name="表格1.B" style:family="table-column">
      <style:table-column-properties style:column-width="2.671cm" style:rel-column-width="1514*"/>
    </style:style>
    <style:style style:name="表格1.C" style:family="table-column">
      <style:table-column-properties style:column-width="1.272cm" style:rel-column-width="721*"/>
    </style:style>
    <style:style style:name="表格1.E" style:family="table-column">
      <style:table-column-properties style:column-width="1.332cm" style:rel-column-width="755*"/>
    </style:style>
    <style:style style:name="表格1.F" style:family="table-column">
      <style:table-column-properties style:column-width="1.406cm" style:rel-column-width="797*"/>
    </style:style>
    <style:style style:name="表格1.G" style:family="table-column">
      <style:table-column-properties style:column-width="7.551cm" style:rel-column-width="4281*"/>
    </style:style>
    <style:style style:name="表格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G1" style:family="table-cell">
      <style:table-cell-properties fo:padding="0.097cm" fo:border="0.002cm solid #000000"/>
    </style:style>
    <style:style style:name="表格1.C2" style:family="table-cell">
      <style:table-cell-properties fo:padding="0.097cm" fo:border-left="0.002cm solid #000000" fo:border-right="none" fo:border-top="none" fo:border-bottom="0.002cm solid #000000"/>
    </style:style>
    <style:style style:name="表格1.G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5" style:family="table-row">
      <style:table-row-properties style:min-row-height="0.039cm"/>
    </style:style>
    <style:style style:name="表格1.12" style:family="table-row">
      <style:table-row-properties style:min-row-height="0.002cm"/>
    </style:style>
    <style:style style:name="表格2" style:family="table">
      <style:table-properties style:width="7.357cm" table:align="margins"/>
    </style:style>
    <style:style style:name="表格2.A" style:family="table-column">
      <style:table-column-properties style:column-width="1.157cm" style:rel-column-width="10305*"/>
    </style:style>
    <style:style style:name="表格2.B" style:family="table-column">
      <style:table-column-properties style:column-width="1.55cm" style:rel-column-width="13807*"/>
    </style:style>
    <style:style style:name="表格2.E" style:family="table-column">
      <style:table-column-properties style:column-width="1.55cm" style:rel-column-width="13809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7.357cm" table:align="margins" style:shadow="none"/>
    </style:style>
    <style:style style:name="表格3.A" style:family="table-column">
      <style:table-column-properties style:column-width="7.357cm" style:rel-column-width="65535*"/>
    </style:style>
    <style:style style:name="表格3.A1" style:family="table-cell">
      <style:table-cell-properties fo:padding="0.097cm" fo:border="0.002cm solid #ffffff"/>
    </style:style>
    <style:style style:name="P1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2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宋体" style:font-name-asian="宋体" style:language-asian="zh" style:country-asian="CN" style:font-name-complex="宋体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text-properties style:language-asian="zh" style:country-asian="CN"/>
    </style:style>
    <style:style style:name="P11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15" style:family="paragraph" style:parent-style-name="Table_20_Contents">
      <style:text-properties fo:font-size="6.5pt" style:font-size-asian="6.5pt" style:font-size-complex="6.5pt"/>
    </style:style>
    <style:style style:name="P16" style:family="paragraph" style:parent-style-name="Table_20_Contents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17" style:family="paragraph" style:parent-style-name="Table_20_Contents">
      <style:text-properties fo:font-size="7.5pt" fo:font-weight="bold" style:font-size-asian="7.5pt" style:font-weight-asian="bold" style:font-size-complex="7.5pt" style:font-weight-complex="bold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深圳市牧泰莱电路技术有限公司</text:p>
      <text:p text:style-name="P9"/>
      <text:p text:style-name="P3"><text:s text:c="9"/>SHENZHEN MULTILAYER PCB TECHNOLOGY CO.,LTD</text:p>
      <text:p text:style-name="P3"/>
      <text:p text:style-name="P1">生 <text:s/>产 <text:s/>指 <text:s/>示</text:p>
      <text:p text:style-name="P2">[[repeatIn(objects,'o')]]</text:p>
      <text:p text:style-name="P2"><text:tab/>菲 林 指 示： <text:s text:c="8"/>档案号:( [[True and o.pcb_info_id.product_id.default_code or ' ']] )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row>
          <table:table-cell table:style-name="表格1.A1" table:number-rows-spanned="2" office:value-type="string">
            <text:p text:style-name="P6">层次</text:p>
          </table:table-cell>
          <table:table-cell table:style-name="表格1.A1" table:number-rows-spanned="2" office:value-type="string">
            <text:p text:style-name="P6">菲林名称</text:p>
          </table:table-cell>
          <table:table-cell table:style-name="表格1.C1" table:number-columns-spanned="2" office:value-type="string">
            <text:p text:style-name="P6">黑菲林</text:p>
          </table:table-cell>
          <table:covered-table-cell/>
          <table:table-cell table:style-name="表格1.C1" table:number-columns-spanned="2" office:value-type="string">
            <text:p text:style-name="P6">棕菲林</text:p>
          </table:table-cell>
          <table:covered-table-cell/>
          <table:table-cell table:style-name="表格1.G1" table:number-rows-spanned="17" office:value-type="string">
            <text:p text:style-name="P4"/>
            <text:p text:style-name="P4">1<text:span text:style-name="T1">.最小图形的控制要求： 单位：mil</text:span></text:p>
            <text:p text:style-name="P2"><text:s/></text:p>
            <table:table table:name="表格2" table:style-name="表格2">
              <table:table-column table:style-name="表格2.A"/>
              <table:table-column table:style-name="表格2.B" table:number-columns-repeated="3"/>
              <table:table-column table:style-name="表格2.E"/>
              <table:table-row>
                <table:table-cell table:style-name="表格2.A1" office:value-type="string">
                  <text:p text:style-name="P5">类型</text:p>
                </table:table-cell>
                <table:table-cell table:style-name="表格2.A1" office:value-type="string">
                  <text:p text:style-name="P5">内层线宽</text:p>
                </table:table-cell>
                <table:table-cell table:style-name="表格2.A1" office:value-type="string">
                  <text:p text:style-name="P5">内层间距</text:p>
                </table:table-cell>
                <table:table-cell table:style-name="表格2.A1" office:value-type="string">
                  <text:p text:style-name="P5">外层线宽</text:p>
                </table:table-cell>
                <table:table-cell table:style-name="表格2.E1" office:value-type="string">
                  <text:p text:style-name="P5">外层间距</text:p>
                </table:table-cell>
              </table:table-row>
              <table:table-row>
                <table:table-cell table:style-name="表格2.A2" office:value-type="string">
                  <text:p text:style-name="P5">要求</text:p>
                </table:table-cell>
                <table:table-cell table:style-name="表格2.A2" office:value-type="string">
                  <text:p text:style-name="P7">[[o.inner_line_width]]</text:p>
                </table:table-cell>
                <table:table-cell table:style-name="表格2.A2" office:value-type="string">
                  <text:p text:style-name="P7">[[o.inner_line_space]]</text:p>
                </table:table-cell>
                <table:table-cell table:style-name="表格2.A2" office:value-type="string">
                  <text:p text:style-name="P7">[[o.outer_line_width]]</text:p>
                </table:table-cell>
                <table:table-cell table:style-name="表格2.E2" office:value-type="string">
                  <text:p text:style-name="P7">[[o.outer_line_space]]</text:p>
                </table:table-cell>
              </table:table-row>
              <table:table-row>
                <table:table-cell table:style-name="表格2.A2" office:value-type="string">
                  <text:p text:style-name="P5">CAM</text:p>
                </table:table-cell>
                <table:table-cell table:style-name="表格2.A2" office:value-type="string">
                  <text:p text:style-name="P5">[[o.cam_inner_line_width]]</text:p>
                </table:table-cell>
                <table:table-cell table:style-name="表格2.A2" office:value-type="string">
                  <text:p text:style-name="P7">[[o.cam_inner_line_space]]</text:p>
                </table:table-cell>
                <table:table-cell table:style-name="表格2.A2" office:value-type="string">
                  <text:p text:style-name="P7">[[o.cam_outer_line_width]]</text:p>
                </table:table-cell>
                <table:table-cell table:style-name="表格2.E2" office:value-type="string">
                  <text:p text:style-name="P7">[[o.cam_outer_line_space]]</text:p>
                </table:table-cell>
              </table:table-row>
              <table:table-row>
                <table:table-cell table:style-name="表格2.A2" office:value-type="string">
                  <text:p text:style-name="P5">菲林</text:p>
                </table:table-cell>
                <table:table-cell table:style-name="表格2.A2" office:value-type="string">
                  <text:p text:style-name="P7"/>
                </table:table-cell>
                <table:table-cell table:style-name="表格2.A2" office:value-type="string">
                  <text:p text:style-name="P7"/>
                </table:table-cell>
                <table:table-cell table:style-name="表格2.A2" office:value-type="string">
                  <text:p text:style-name="P7"/>
                </table:table-cell>
                <table:table-cell table:style-name="表格2.E2" office:value-type="string">
                  <text:p text:style-name="P7"/>
                </table:table-cell>
              </table:table-row>
              <table:table-row>
                <table:table-cell table:style-name="表格2.A2" office:value-type="string">
                  <text:p text:style-name="P5">图形</text:p>
                </table:table-cell>
                <table:table-cell table:style-name="表格2.A2" office:value-type="string">
                  <text:p text:style-name="P7"/>
                </table:table-cell>
                <table:table-cell table:style-name="表格2.A2" office:value-type="string">
                  <text:p text:style-name="P7"/>
                </table:table-cell>
                <table:table-cell table:style-name="表格2.A2" office:value-type="string">
                  <text:p text:style-name="P7"/>
                </table:table-cell>
                <table:table-cell table:style-name="表格2.E2" office:value-type="string">
                  <text:p text:style-name="P7"/>
                </table:table-cell>
              </table:table-row>
              <table:table-row>
                <table:table-cell table:style-name="表格2.A2" office:value-type="string">
                  <text:p text:style-name="P5">蚀刻</text:p>
                </table:table-cell>
                <table:table-cell table:style-name="表格2.A2" office:value-type="string">
                  <text:p text:style-name="P7"/>
                </table:table-cell>
                <table:table-cell table:style-name="表格2.A2" office:value-type="string">
                  <text:p text:style-name="P7"/>
                </table:table-cell>
                <table:table-cell table:style-name="表格2.A2" office:value-type="string">
                  <text:p text:style-name="P7"/>
                </table:table-cell>
                <table:table-cell table:style-name="表格2.E2" office:value-type="string">
                  <text:p text:style-name="P7"/>
                </table:table-cell>
              </table:table-row>
            </table:table>
            <text:p text:style-name="P10"/>
            <text:p text:style-name="P10">2.过线孔阻焊：[[o.pcb_info_id.solder_via.label]]</text:p>
            <text:p text:style-name="P10"/>
            <text:p text:style-name="P10">3.菲林说明：</text:p>
            <text:p text:style-name="P10"><text:s text:c="3"/>[[o.note_plot]]</text:p>
            <text:p text:style-name="P10"/>
            <text:p text:style-name="P10">4.标记要求:</text:p>
            <text:p text:style-name="P10">[[info_mark(o.pcb_info_id.mark_request)]]</text:p>
            <table:table table:name="表格3" table:style-name="表格3">
              <table:table-column table:style-name="表格3.A"/>
              <table:table-row>
                <table:table-cell table:style-name="表格3.A1" office:value-type="string">
                  <text:p text:style-name="P6"/>
                </table:table-cell>
              </table:table-row>
            </table:table>
            <text:p text:style-name="P2"/>
          </table:table-cell>
        </table:table-row>
        <table:table-row>
          <table:covered-table-cell/>
          <table:covered-table-cell/>
          <table:table-cell table:style-name="表格1.C2" office:value-type="string">
            <text:p text:style-name="P5">正</text:p>
          </table:table-cell>
          <table:table-cell table:style-name="表格1.C2" office:value-type="string">
            <text:p text:style-name="P5">负</text:p>
          </table:table-cell>
          <table:table-cell table:style-name="表格1.C2" office:value-type="string">
            <text:p text:style-name="P5">正</text:p>
          </table:table-cell>
          <table:table-cell table:style-name="表格1.C2" office:value-type="string">
            <text:p text:style-name="P5">负</text:p>
          </table:table-cell>
          <table:covered-table-cell/>
        </table:table-row>
        <table:table-row>
          <table:table-cell table:style-name="表格1.C2" office:value-type="string">
            <text:p text:style-name="P7">[[repeatIn(o.plot_ids,'plot')]]</text:p>
          </table:table-cell>
          <table:table-cell table:style-name="表格1.C2" office:value-type="string">
            <text:p text:style-name="P7">[[plot.plot_name]]</text:p>
          </table:table-cell>
          <table:table-cell table:style-name="表格1.C2" office:value-type="string">
            <text:p text:style-name="P5"><text:bookmark-start text:name="__DdeLink__6544_528309077"/>[[info_convent(black_postive=(plot.black_postive_up,plot.black_postive_down))[0] ]]<text:bookmark-end text:name="__DdeLink__6544_528309077"/></text:p>
          </table:table-cell>
          <table:table-cell table:style-name="表格1.C2" office:value-type="string">
            <text:p text:style-name="P5">[[info_convent(black_negative=(plot.black_negative_up,plot.black_negative_dowm))[1] ]]</text:p>
          </table:table-cell>
          <table:table-cell table:style-name="表格1.C2" office:value-type="string">
            <text:p text:style-name="P5">[[info_convent(yellow_negative=(plot.yellow_postive_up,plot.yellow_postive_down))[3] ]]</text:p>
          </table:table-cell>
          <table:table-cell table:style-name="表格1.C2" office:value-type="string">
            <text:p text:style-name="P5"><text:bookmark-start text:name="__DdeLink__16962_528309077"/><text:bookmark-start text:name="__DdeLink__17451_528309077"/><text:bookmark-start text:name="__DdeLink__17455_528309077"/>[[info_convent(yellow_negative=(plot.yellow_negative_up,plot.yellow_negative_dowm))[3] ]]<text:bookmark-end text:name="__DdeLink__16962_528309077"/><text:bookmark-end text:name="__DdeLink__17451_528309077"/><text:bookmark-end text:name="__DdeLink__17455_528309077"/></text:p>
          </table:table-cell>
          <table:covered-table-cell/>
        </table:table-row>
        <table:table-row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5"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5"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5"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5"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5">
          <table:table-cell table:style-name="表格1.C2" office:value-type="string">
            <text:p text:style-name="P7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covered-table-cell/>
        </table:table-row>
        <table:table-row table:style-name="表格1.5"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covered-table-cell/>
        </table:table-row>
        <table:table-row table:style-name="表格1.5"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covered-table-cell/>
        </table:table-row>
        <table:table-row table:style-name="表格1.12"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12"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5"/>
          </table:table-cell>
          <table:covered-table-cell/>
        </table:table-row>
        <table:table-row table:style-name="表格1.12"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covered-table-cell/>
        </table:table-row>
        <table:table-row table:style-name="表格1.12"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covered-table-cell/>
        </table:table-row>
        <table:table-row table:style-name="表格1.12"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table-cell table:style-name="表格1.C2" office:value-type="string">
            <text:p text:style-name="Standard"/>
          </table:table-cell>
          <table:covered-table-cell/>
        </table:table-row>
        <table:table-row table:style-name="表格1.12">
          <table:table-cell table:style-name="表格1.C2" table:number-columns-spanned="6" office:value-type="string">
            <text:p text:style-name="Standard">注：</text:p>
            <text:p text:style-name="Standard"><text:s text:c="5"/>“↑” 表示菲林药膜面向上；</text:p>
            <text:p text:style-name="Standard"/>
            <text:p text:style-name="Standard"><text:s text:c="5"/>“↓” 表示菲林药膜面向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tab/>2007/11/13<text:tab/>REV: <text:s/>C <text:s text:c="85"/>MTL-ER-006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4:09.32</meta:creation-date>
    <meta:generator>OpenOffice.org/3.3$Win32 OpenOffice.org_project/330m20$Build-9567</meta:generator>
    <dc:date>2012-07-24T17:14:21.39</dc:date>
    <dc:creator>wang sheng wang</dc:creator>
    <meta:editing-duration>PT9H50M57S</meta:editing-duration>
    <meta:editing-cycles>65</meta:editing-cycles>
    <meta:document-statistic meta:table-count="3" meta:image-count="0" meta:object-count="0" meta:page-count="1" meta:paragraph-count="48" meta:word-count="123" meta:character-count="1104"/>
  </office:meta>
</office:document-meta>
</file>